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marker-end="Arrow" draw:marker-end-width="0.3cm" draw:fill="solid" draw:fill-color="#ffffff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8.109cm"/>
    </style:style>
    <style:style style:name="pr8" style:family="presentation" style:parent-style-name="Default-outline1">
      <style:graphic-properties fo:min-height="3.086cm"/>
    </style:style>
    <style:style style:name="P1" style:family="paragraph">
      <style:text-properties fo:font-style="normal" style:font-style-asian="normal" style:font-style-complex="normal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text-properties fo:font-family="'Courier New'" style:font-family-generic="modern" style:font-pitch="fixed" fo:font-size="22pt" style:font-size-asian="22pt" style:font-size-complex="22pt"/>
    </style:style>
    <style:style style:name="P4" style:family="paragraph">
      <style:text-properties fo:font-family="'Courier New'" style:font-family-generic="modern" style:font-pitch="fixed" fo:font-size="20pt" style:font-size-asian="20pt" style:font-size-complex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family="'Courier New'" style:font-family-generic="modern" style:font-pitch="fixed"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'Courier New'" style:font-family-generic="modern" style:font-pitch="fixed" fo:font-size="26pt" style:font-size-asian="26pt" style:font-size-complex="26pt"/>
    </style:style>
    <style:style style:name="T12" style:family="text">
      <style:text-properties fo:font-family="Arial" style:font-family-generic="swiss" style:font-pitch="variable" fo:font-size="26pt" style:font-size-asian="26pt" style:font-size-complex="26pt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269cm" svg:x="1.301cm" svg:y="1.5cm" presentation:class="title" presentation:user-transformed="true">
          <draw:text-box>
            <text:p>SpartanRPC<text:line-break/><text:span text:style-name="T1">Secure WSN Middleware for Cooperating Domains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Peter Chapin</text:p>
            <text:p>Christian Skalka</text:p>
            <text:p>University of Vermont</text:p>
            <text:p/>
            <text:p>Computer Science Research Day 200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ecure RPC in a Sensor Network Context</text:p>
              </text:list-item>
              <text:list-item>
                <text:p>SpartanRPC</text:p>
                <text:list>
                  <text:list-item>
                    <text:p>Duties</text:p>
                  </text:list-item>
                  <text:list-item>
                    <text:p>Dynamic Wires</text:p>
                  </text:list-item>
                  <text:list-item>
                    <text:p>Security</text:p>
                  </text:list-item>
                </text:list>
              </text:list-item>
              <text:list-item>
                <text:p>Implementation</text:p>
              </text:list-item>
              <text:list-item>
                <text:p>Empirical Results</text:p>
              </text:list-item>
              <text:list-item>
                <text:p>Conclusions, 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ensor Network RPC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ireless networks...</text:p>
                <text:list>
                  <text:list-item>
                    <text:p>Volatile</text:p>
                  </text:list-item>
                  <text:list-item>
                    <text:p>Unreliable</text:p>
                  </text:list-item>
                  <text:list-item>
                    <text:p>Have limited power (nodes must sleep)</text:p>
                  </text:list-item>
                </text:list>
              </text:list-item>
              <text:list-item>
                <text:p>Synchronous RPC not suitable</text:p>
                <text:list>
                  <text:list-item>
                    <text:p>Caller can't afford to wait for a reply</text:p>
                    <text:list>
                      <text:list-item>
                        <text:p>(that might never come)</text:p>
                      </text:list-item>
                    </text:list>
                  </text:list-item>
                </text:list>
              </text:list-item>
              <text:list-item>
                <text:p>SpartanRPC is asynchron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2">Tasks vs Duties</text:span></text:p>
          </draw:text-box>
        </draw:frame>
        <draw:frame presentation:style-name="pr5" draw:layer="layout" svg:width="25.199cm" svg:height="13.745cm" svg:x="1.4cm" svg:y="4.914cm" presentation:class="outline" presentation:user-transformed="true">
          <draw:text-box>
            <text:list text:style-name="L2">
              <text:list-item>
                <text:p>nesC supports tasks... asynchronous execution</text:p>
                <text:list>
                  <text:list-item>
                    <text:p><text:span text:style-name="T3">task void do_something() { ... }</text:span><text:span text:style-name="T3"><text:line-break/></text:span><text:span text:style-name="T3">...</text:span><text:span text:style-name="T3"><text:line-break/></text:span><text:span text:style-name="T3">post do_something();</text:span></text:p>
                  </text:list-item>
                </text:list>
              </text:list-item>
              <text:list-item>
                <text:p>Tasks have limitations</text:p>
                <text:list>
                  <text:list-item>
                    <text:p>Can't take parameters</text:p>
                  </text:list-item>
                  <text:list-item>
                    <text:p>Must be defined in the same module that posts them</text:p>
                  </text:list-item>
                </text:list>
              </text:list-item>
              <text:list-item>
                <text:p>SpartanRPC extends nesC to support parameterized "tasks" on remote nodes: <text:span text:style-name="T4">duties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Duty Example</text:p>
          </draw:text-box>
        </draw:frame>
        <draw:frame draw:style-name="gr2" draw:text-style-name="P3" draw:layer="layout" svg:width="16.335cm" svg:height="2.729cm" svg:x="6.165cm" svg:y="5cm">
          <draw:text-box>
            <text:p text:style-name="P2"><text:span text:style-name="T5">interface LEDControl {</text:span><text:span text:style-name="T5"><text:line-break/></text:span><text:span text:style-name="T5"> <text:s/></text:span><text:span text:style-name="T6">duty</text:span><text:span text:style-name="T5"> void setLEDs(uint8_t mask);</text:span></text:p>
            <text:p text:style-name="P2"><text:span text:style-name="T5">}</text:span></text:p>
          </draw:text-box>
        </draw:frame>
        <draw:frame draw:style-name="gr2" draw:text-style-name="P4" draw:layer="layout" svg:width="13.202cm" svg:height="6.315cm" svg:x="0.298cm" svg:y="9.685cm">
          <draw:text-box>
            <text:p text:style-name="P4"><text:span text:style-name="T7">module ClientC {</text:span></text:p>
            <text:p text:style-name="P4"><text:span text:style-name="T7"><text:s text:c="2"/></text:span><text:span text:style-name="T7">uses interface LEDControl;</text:span></text:p>
            <text:p text:style-name="P4"><text:span text:style-name="T7">}</text:span></text:p>
            <text:p text:style-name="P4"><text:span text:style-name="T7">implmentation {</text:span></text:p>
            <text:p text:style-name="P4"><text:span text:style-name="T7"><text:s text:c="2"/></text:span><text:span text:style-name="T7">...</text:span></text:p>
            <text:p text:style-name="P4"><text:span text:style-name="T7"><text:s text:c="2"/></text:span><text:span text:style-name="T8">post LEDControl.setLEDs(42)</text:span><text:span text:style-name="T7">;</text:span></text:p>
            <text:p text:style-name="P4"><text:span text:style-name="T7"><text:s text:c="2"/></text:span><text:span text:style-name="T7">...</text:span></text:p>
            <text:p text:style-name="P4"><text:span text:style-name="T7">}</text:span></text:p>
          </draw:text-box>
        </draw:frame>
        <draw:frame draw:style-name="gr2" draw:text-style-name="P4" draw:layer="layout" svg:width="13.202cm" svg:height="8.589cm" svg:x="14cm" svg:y="9.5cm">
          <draw:text-box>
            <text:p text:style-name="P4"><text:span text:style-name="T7">module ServerC {</text:span><text:span text:style-name="T7"><text:line-break/></text:span><text:span text:style-name="T7"> <text:s/>provides </text:span><text:span text:style-name="T8">remote</text:span><text:span text:style-name="T7"><text:line-break/></text:span><text:span text:style-name="T7"> <text:s text:c="3"/>interface LEDControl;</text:span></text:p>
            <text:p text:style-name="P4"><text:span text:style-name="T7">}</text:span></text:p>
            <text:p text:style-name="P4"><text:span text:style-name="T7">implementation {</text:span></text:p>
            <text:p text:style-name="P4"><text:span text:style-name="T7"><text:s text:c="2"/></text:span><text:span text:style-name="T8">duty</text:span><text:span text:style-name="T7"> void LEDControl.setLEDs</text:span></text:p>
            <text:p text:style-name="P4"><text:span text:style-name="T7"><text:s text:c="4"/></text:span><text:span text:style-name="T7">(uint8_t mask)</text:span></text:p>
            <text:p text:style-name="P4"><text:span text:style-name="T7"><text:s text:c="2"/></text:span><text:span text:style-name="T7">{</text:span></text:p>
            <text:p text:style-name="P4"><text:span text:style-name="T7"><text:s text:c="4"/></text:span><text:span text:style-name="T7">... </text:span></text:p>
            <text:p text:style-name="P4"><text:span text:style-name="T7"><text:s text:c="2"/></text:span><text:span text:style-name="T7">}</text:span></text:p>
            <text:p text:style-name="P4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nesC "Wiring"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nesC configurations...</text:p>
                <text:list>
                  <text:list-item>
                    <text:p><text:span text:style-name="T3">configuration AppC {</text:span><text:span text:style-name="T3"><text:line-break/></text:span><text:span text:style-name="T3"> <text:s/>components MainC, LEDControllerC;</text:span><text:span text:style-name="T3"><text:line-break/></text:span><text:span text:style-name="T3"> <text:s/>MainC.LEDControl -&gt; LEDControllerC;</text:span><text:span text:style-name="T3"><text:line-break/></text:span><text:span text:style-name="T3">}</text:span></text:p>
                  </text:list-item>
                </text:list>
              </text:list-item>
              <text:list-item>
                <text:p>Component wiring is static.</text:p>
                <text:list>
                  <text:list-item>
                    <text:p>Program can not change connections at run time</text:p>
                  </text:list-item>
                </text:list>
              </text:list-item>
              <text:list-item>
                <text:p>SpartanRPC models inter-node connections as <text:span text:style-name="T4">dynamic wires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Dynamic Wire Example</text:p>
          </draw:text-box>
        </draw:frame>
        <draw:frame draw:style-name="gr2" draw:text-style-name="P3" draw:layer="layout" svg:width="18.197cm" svg:height="5.207cm" svg:x="5cm" svg:y="4.293cm">
          <draw:text-box>
            <text:p text:style-name="P3">configuration AppC {</text:p>
            <text:p text:style-name="P3"><text:s text:c="2"/>components ClientC, RemoteSelectorC;</text:p>
            <text:p text:style-name="P3"/>
            <text:p text:style-name="P3"><text:s text:c="2"/>ClientC.LEDControl -&gt;</text:p>
            <text:p text:style-name="P3"><text:s text:c="4"/><text:span text:style-name="T9">[RemoteSelectorC]</text:span>.LEDControl;</text:p>
            <text:p text:style-name="P3">}</text:p>
          </draw:text-box>
        </draw:frame>
        <draw:frame presentation:style-name="pr7" draw:text-style-name="P5" draw:layer="layout" svg:width="25.199cm" svg:height="8.109cm" svg:x="1.301cm" svg:y="10.891cm" presentation:class="outline" presentation:user-transformed="true">
          <draw:text-box>
            <text:list text:style-name="L2">
              <text:list-item>
                <text:p text:style-name="P5"><text:span text:style-name="T10">RemoteSelectorC provides the ComponentManager interface</text:span></text:p>
                <text:list>
                  <text:list-item>
                    <text:p><text:span text:style-name="T11">interface ComponentManager {</text:span><text:span text:style-name="T11"><text:line-break/></text:span><text:span text:style-name="T11"> <text:s/>command component_set elements();</text:span><text:span text:style-name="T11"><text:line-break/></text:span><text:span text:style-name="T11">}</text:span></text:p>
                  </text:list-item>
                </text:list>
              </text:list-item>
              <text:list-item>
                <text:p><text:span text:style-name="T12">A component set is an array of (remote) component I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ecurit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partanRPC provides an easy to use security primitive.</text:p>
                <text:list>
                  <text:list-item>
                    <text:p>Currently supports only an authorization mechanism.</text:p>
                  </text:list-item>
                  <text:list-item>
                    <text:p>Service <text:span text:style-name="T4">requires</text:span> a certain capability</text:p>
                  </text:list-item>
                  <text:list-item>
                    <text:p>Client <text:span text:style-name="T4">auth</text:span>orizes a capability on dyanmic wi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Security Example 1</text:p>
          </draw:text-box>
        </draw:frame>
        <draw:frame draw:style-name="gr2" draw:text-style-name="P3" draw:layer="layout" svg:width="16.335cm" svg:height="2.729cm" svg:x="6.165cm" svg:y="5.001cm">
          <draw:text-box>
            <text:p text:style-name="P2"><text:span text:style-name="T5">interface LEDControl {</text:span><text:span text:style-name="T5"><text:line-break/></text:span><text:span text:style-name="T5"> <text:s/></text:span><text:span text:style-name="T13">duty</text:span><text:span text:style-name="T5"> void setLEDs(uint8_t mask);</text:span></text:p>
            <text:p text:style-name="P2"><text:span text:style-name="T5">}</text:span></text:p>
          </draw:text-box>
        </draw:frame>
        <draw:frame draw:style-name="gr2" draw:text-style-name="P4" draw:layer="layout" svg:width="13.202cm" svg:height="6.315cm" svg:x="0.298cm" svg:y="9.686cm">
          <draw:text-box>
            <text:p text:style-name="P4"><text:span text:style-name="T7">module ClientC {</text:span></text:p>
            <text:p text:style-name="P4"><text:span text:style-name="T7"><text:s text:c="2"/></text:span><text:span text:style-name="T7">uses interface LEDControl;</text:span></text:p>
            <text:p text:style-name="P4"><text:span text:style-name="T7">}</text:span></text:p>
            <text:p text:style-name="P4"><text:span text:style-name="T7">implmentation {</text:span></text:p>
            <text:p text:style-name="P4"><text:span text:style-name="T7"><text:s text:c="2"/></text:span><text:span text:style-name="T7">...</text:span></text:p>
            <text:p text:style-name="P4"><text:span text:style-name="T7"><text:s text:c="2"/></text:span><text:span text:style-name="T14">post LEDControl.setLEDs(42)</text:span><text:span text:style-name="T7">;</text:span></text:p>
            <text:p text:style-name="P4"><text:span text:style-name="T7"><text:s text:c="2"/></text:span><text:span text:style-name="T7">...</text:span></text:p>
            <text:p text:style-name="P4"><text:span text:style-name="T7">}</text:span></text:p>
          </draw:text-box>
        </draw:frame>
        <draw:frame draw:style-name="gr2" draw:text-style-name="P4" draw:layer="layout" svg:width="13.202cm" svg:height="9.347cm" svg:x="14cm" svg:y="9.501cm">
          <draw:text-box>
            <text:p text:style-name="P4"><text:span text:style-name="T7">module ServerC {</text:span><text:span text:style-name="T7"><text:line-break/></text:span><text:span text:style-name="T7"> <text:s/>provides </text:span><text:span text:style-name="T14">remote</text:span><text:span text:style-name="T7"><text:line-break/></text:span><text:span text:style-name="T7"> <text:s text:c="3"/>interface LEDControl</text:span></text:p>
            <text:p text:style-name="P4"><text:span text:style-name="T7"><text:s text:c="6"/></text:span><text:span text:style-name="T8">requires 'LEDMASTER'</text:span><text:span text:style-name="T7">;</text:span></text:p>
            <text:p text:style-name="P4"><text:span text:style-name="T7">}</text:span></text:p>
            <text:p text:style-name="P4"><text:span text:style-name="T7">implementation {</text:span></text:p>
            <text:p text:style-name="P4"><text:span text:style-name="T7"><text:s text:c="2"/></text:span><text:span text:style-name="T14">duty</text:span><text:span text:style-name="T7"> void LEDControl.setLEDs</text:span></text:p>
            <text:p text:style-name="P4"><text:span text:style-name="T7"><text:s text:c="4"/></text:span><text:span text:style-name="T7">(uint8_t mask)</text:span></text:p>
            <text:p text:style-name="P4"><text:span text:style-name="T7"><text:s text:c="2"/></text:span><text:span text:style-name="T7">{</text:span></text:p>
            <text:p text:style-name="P4"><text:span text:style-name="T7"><text:s text:c="4"/></text:span><text:span text:style-name="T7">... </text:span></text:p>
            <text:p text:style-name="P4"><text:span text:style-name="T7"><text:s text:c="2"/></text:span><text:span text:style-name="T7">}</text:span></text:p>
            <text:p text:style-name="P4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1" draw:layer="layout" svg:width="25.199cm" svg:height="3.256cm" svg:x="1.4cm" svg:y="0.962cm" presentation:class="title">
          <draw:text-box>
            <text:p>Security Example 2</text:p>
          </draw:text-box>
        </draw:frame>
        <draw:frame draw:style-name="gr2" draw:text-style-name="P3" draw:layer="layout" svg:width="18.197cm" svg:height="6.033cm" svg:x="5.001cm" svg:y="4.294cm">
          <draw:text-box>
            <text:p text:style-name="P3">configuration AppC {</text:p>
            <text:p text:style-name="P3"><text:s text:c="2"/>components ClientC, RemoteSelectorC;</text:p>
            <text:p text:style-name="P3"/>
            <text:p text:style-name="P3"><text:s text:c="2"/><text:span text:style-name="T9">auth 'LEDMASTER'</text:span></text:p>
            <text:p text:style-name="P3"><text:s text:c="2"/>ClientC.LEDControl -&gt;</text:p>
            <text:p text:style-name="P3"><text:s text:c="4"/><text:span text:style-name="T15">[RemoteSelectorC]</text:span>.LEDControl;</text:p>
            <text:p text:style-name="P3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Implementation</text:p>
          </draw:text-box>
        </draw:frame>
        <draw:frame presentation:style-name="pr8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<text:span text:style-name="T4">Sprocket</text:span>: Transforms SpartanRPC programs into ordinary nesC programs.</text:p>
              </text:list-item>
            </text:list>
          </draw:text-box>
        </draw:frame>
        <draw:rect draw:style-name="gr3" draw:text-style-name="P6" draw:layer="layout" svg:width="5cm" svg:height="2.5cm" svg:x="6.5cm" svg:y="9.5cm">
          <text:p text:style-name="P6">ClientC</text:p>
        </draw:rect>
        <draw:rect draw:style-name="gr3" draw:text-style-name="P6" draw:layer="layout" svg:width="5cm" svg:height="2.5cm" svg:x="19.5cm" svg:y="9.5cm">
          <text:p text:style-name="P6">ServerC</text:p>
        </draw:rect>
        <draw:rect draw:style-name="gr3" draw:text-style-name="P6" draw:layer="layout" svg:width="4.5cm" svg:height="2.5cm" svg:x="9.5cm" svg:y="14cm">
          <text:p text:style-name="P6">STUB</text:p>
        </draw:rect>
        <draw:rect draw:style-name="gr3" draw:text-style-name="P6" draw:layer="layout" svg:width="4cm" svg:height="2.5cm" svg:x="17cm" svg:y="14cm">
          <text:p text:style-name="P6">SKELETON</text:p>
        </draw:rect>
        <draw:rect draw:style-name="gr3" draw:text-style-name="P6" draw:layer="layout" svg:width="4.5cm" svg:height="2.5cm" svg:x="2.5cm" svg:y="14cm">
          <text:p text:style-name="P6">Remote</text:p>
          <text:p text:style-name="P6">SelectorC</text:p>
        </draw:rect>
        <draw:line draw:style-name="gr4" draw:text-style-name="P6" draw:layer="layout" svg:x1="9.5cm" svg:y1="12cm" svg:x2="11.5cm" svg:y2="14cm">
          <text:p/>
        </draw:line>
        <draw:line draw:style-name="gr4" draw:text-style-name="P6" draw:layer="layout" svg:x1="19cm" svg:y1="14cm" svg:x2="20.5cm" svg:y2="12cm">
          <text:p/>
        </draw:line>
        <draw:line draw:style-name="gr4" draw:text-style-name="P6" draw:layer="layout" svg:x1="9.5cm" svg:y1="15cm" svg:x2="7cm" svg:y2="15cm">
          <text:p/>
        </draw:line>
        <draw:line draw:style-name="gr5" draw:text-style-name="P6" draw:layer="layout" svg:x1="15.5cm" svg:y1="8.5cm" svg:x2="15.5cm" svg:y2="20cm">
          <text:p/>
        </draw:line>
        <draw:line draw:style-name="gr6" draw:text-style-name="P6" draw:layer="layout" svg:x1="11.5cm" svg:y1="10.5cm" svg:x2="19.5cm" svg:y2="10.5cm">
          <text:p/>
        </draw:line>
        <draw:line draw:style-name="gr4" draw:text-style-name="P6" draw:layer="layout" svg:x1="14cm" svg:y1="15cm" svg:x2="17cm" svg:y2="1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ecurity Implement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apabilities are mapped to AES keys.</text:p>
                <text:list>
                  <text:list-item>
                    <text:p>Stub "signs" (via MAC) using the corresponding key.</text:p>
                  </text:list-item>
                  <text:list-item>
                    <text:p>Skeleton verifies MAC</text:p>
                  </text:list-item>
                </text:list>
              </text:list-item>
              <text:list-item>
                <text:p>Keys are statically known</text:p>
                <text:list>
                  <text:list-item>
                    <text:p>Must be shared between actors at compile time</text:p>
                  </text:list-item>
                  <text:list-item>
                    <text:p>No dynamic capability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Empirical Resul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est programs</text:p>
                <text:list>
                  <text:list-item>
                    <text:p>Baseline: No SpartanRPC features</text:p>
                  </text:list-item>
                  <text:list-item>
                    <text:p>Duties: No security features</text:p>
                  </text:list-item>
                  <text:list-item>
                    <text:p>Security: "The works"</text:p>
                  </text:list-item>
                </text:list>
              </text:list-item>
              <text:list-item>
                <text:p>Results</text:p>
                <text:list>
                  <text:list-item>
                    <text:p>Duties impose insignificant code/data size overhead</text:p>
                  </text:list-item>
                  <text:list-item>
                    <text:p>Crypto imposes modest data size, significant code size overhead</text:p>
                  </text:list-item>
                  <text:list-item>
                    <text:p>Energy consumption negligable compared to rad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clusions, Future Work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nclusions</text:p>
                <text:list>
                  <text:list-item>
                    <text:p>Good level of abstraction</text:p>
                    <text:list>
                      <text:list-item>
                        <text:p>High enough to hide radio and security details</text:p>
                      </text:list-item>
                      <text:list-item>
                        <text:p>Low enough to remain flexible and light weight</text:p>
                      </text:list-item>
                    </text:list>
                  </text:list-item>
                  <text:list-item>
                    <text:p>Flexible design</text:p>
                  </text:list-item>
                </text:list>
              </text:list-item>
              <text:list-item>
                <text:p>Future Work</text:p>
                <text:list>
                  <text:list-item>
                    <text:p>Confidentiality</text:p>
                  </text:list-item>
                  <text:list-item>
                    <text:p>Fine grain role/capability activation</text:p>
                  </text:list-item>
                  <text:list-item>
                    <text:p>Dynamic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7cm" svg:x="1.4cm" svg:y="0.837cm" presentation:class="title">
          <draw:text-box>
            <text:p>Questions?</text:p>
          </draw:text-box>
        </draw:frame>
        <draw:frame presentation:style-name="pr2" draw:layer="layout" svg:width="25.199cm" svg:height="13.609cm" svg:x="1.4cm" svg:y="5.039cm" presentation:class="subtitle">
          <draw:text-box>
            <text:p>Sprocket Home Page</text:p>
            <text:p><text:a xlink:href="http://www.cs.uvm.edu/~pchapin/Sprocket/">http://www.cs.uvm.edu/~pchapin/Sprocket/</text:a></text:p>
            <text:p/>
            <text:p><text:span text:style-name="T10">(SpartanRPC paper submitted to SECON 201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2H05M48S</meta:editing-duration>
    <meta:editing-cycles>6</meta:editing-cycles>
    <meta:generator>OpenOffice.org/3.1$Win32 OpenOffice.org_project/310m19$Build-9420</meta:generator>
    <dc:date>2009-12-15T20:52:18.73</dc:date>
    <dc:creator>Peter Chapin</dc:creator>
    <meta:document-statistic meta:object-count="97"/>
  </office:meta>
</office:document-meta>
</file>